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5C0000005C0ED5BA48.png" manifest:media-type=""/>
  <manifest:file-entry manifest:full-path="Pictures/10000000000000200000002000309F1C.png" manifest:media-type=""/>
  <manifest:file-entry manifest:full-path="Pictures/10000201000000640000006C9E8915CD.png" manifest:media-type=""/>
  <manifest:file-entry manifest:full-path="Pictures/10000201000000640000006C02CA44AE.png" manifest:media-type=""/>
  <manifest:file-entry manifest:full-path="Pictures/100002010000005C0000005CEF66D77E.png" manifest:media-type=""/>
  <manifest:file-entry manifest:full-path="Pictures/10000201000000640000006C84D68550.png" manifest:media-type=""/>
  <manifest:file-entry manifest:full-path="Pictures/10000201000000640000006C5D309D9D.png" manifest:media-type=""/>
  <manifest:file-entry manifest:full-path="Pictures/10000201000000640000006C51352CAD.png" manifest:media-type=""/>
  <manifest:file-entry manifest:full-path="Pictures/100002010000005C0000005CACE913A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node">
      <style:graphic-properties draw:textarea-horizontal-align="justify" draw:textarea-vertical-align="middle" draw:auto-grow-height="false"/>
    </style:style>
    <style:style style:name="gr2" style:family="graphic" style:parent-style-name="observed_20_node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OOoLatexArgs="20§display§x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0§display§p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0§display§x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0§display§g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20§display§g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20§display§p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20§display§x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20§display§g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" draw:id="id1" draw:layer="layout" svg:width="1.196cm" svg:height="1.246cm" svg:x="0.389cm" svg:y="0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196cm" svg:height="1.246cm" svg:x="2.479cm" svg:y="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195cm" svg:height="1.245cm" svg:x="4.568cm" svg:y="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195cm" svg:height="1.245cm" svg:x="6.553cm" svg:y="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195cm" svg:height="1.245cm" svg:x="8.538cm" svg:y="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196cm" svg:height="1.246cm" svg:x="0.3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195cm" svg:height="1.246cm" svg:x="4.56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195cm" svg:height="1.246cm" svg:x="8.53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0.987cm" svg:y1="1.752cm" svg:x2="0.988cm" svg:y2="2.301cm" draw:start-shape="id1" draw:start-glue-point="8" draw:end-shape="id2" draw:end-glue-point="4" svg:d="m987 1752v275h1v274" svg:viewBox="0 0 2 550">
          <text:p/>
        </draw:connector>
        <draw:connector draw:style-name="gr3" draw:text-style-name="P1" draw:layer="layout" svg:x1="5.166cm" svg:y1="1.754cm" svg:x2="5.167cm" svg:y2="2.301cm" draw:start-shape="id3" draw:start-glue-point="8" draw:end-shape="id4" draw:end-glue-point="4" svg:d="m5166 1754v274h1v273" svg:viewBox="0 0 2 548">
          <text:p/>
        </draw:connector>
        <draw:connector draw:style-name="gr3" draw:text-style-name="P1" draw:layer="layout" svg:x1="9.136cm" svg:y1="1.756cm" svg:x2="9.137cm" svg:y2="2.301cm" draw:start-shape="id5" draw:start-glue-point="8" draw:end-shape="id6" draw:end-glue-point="4" svg:d="m9136 1756v273h1v272" svg:viewBox="0 0 2 546">
          <text:p/>
        </draw:connector>
        <draw:connector draw:style-name="gr3" draw:text-style-name="P1" draw:layer="layout" svg:x1="1.585cm" svg:y1="1.129cm" svg:x2="2.479cm" svg:y2="1.13cm" draw:start-shape="id1" draw:start-glue-point="10" draw:end-shape="id7" draw:end-glue-point="6" svg:d="m1585 1129h448v1h446" svg:viewBox="0 0 895 2">
          <text:p/>
        </draw:connector>
        <draw:connector draw:style-name="gr3" draw:text-style-name="P1" draw:layer="layout" svg:x1="3.675cm" svg:y1="1.13cm" svg:x2="4.568cm" svg:y2="1.132cm" draw:start-shape="id7" draw:start-glue-point="10" draw:end-shape="id3" draw:end-glue-point="6" svg:d="m3675 1130h447v2h446" svg:viewBox="0 0 894 3">
          <text:p/>
        </draw:connector>
        <draw:connector draw:style-name="gr3" draw:text-style-name="P1" draw:layer="layout" svg:x1="5.763cm" svg:y1="1.132cm" svg:x2="6.553cm" svg:y2="1.133cm" draw:start-shape="id3" draw:start-glue-point="10" draw:end-shape="id8" draw:end-glue-point="6" svg:d="m5763 1132h395v1h395" svg:viewBox="0 0 791 2">
          <text:p/>
        </draw:connector>
        <draw:connector draw:style-name="gr3" draw:text-style-name="P1" draw:layer="layout" svg:x1="7.748cm" svg:y1="1.133cm" svg:x2="8.538cm" svg:y2="1.134cm" draw:start-shape="id8" draw:start-glue-point="10" draw:end-shape="id5" draw:end-glue-point="6" svg:d="m7748 1133h395v1h395" svg:viewBox="0 0 791 2">
          <text:p/>
        </draw:connector>
        <draw:g>
          <svg:title>TexMaths</svg:title>
          <svg:desc>22§display§x^1</svg:desc>
          <draw:polygon draw:style-name="gr4" draw:layer="layout" svg:width="0.751cm" svg:height="0.67cm" svg:x="0.633cm" svg:y="0.69cm" svg:viewBox="0 0 752 671" draw:points="376,671 0,671 0,0 752,0 752,671">
            <text:p/>
          </draw:polygon>
          <draw:path draw:style-name="gr5" draw:layer="layout" svg:width="0.386cm" svg:height="0.351cm" svg:x="0.655cm" svg:y="1.018cm" svg:viewBox="0 0 387 352" svg:d="m237 108c5-20 22-90 77-90 3 0 22 0 38 8-22 5-38 25-38 42 0 13 9 29 31 29 16 0 42-16 42-46 0-40-46-51-73-51-46 0-72 42-81 59-20-50-61-59-83-59-82 0-126 101-126 119 0 9 7 9 9 9 7 0 9-3 11-9 26-82 77-101 103-101 16 0 42 6 42 50 0 24-13 77-42 185-13 48-39 81-72 81-7 0-24 0-40-11 20-2 35-19 35-41 0-20-15-27-28-27-22 0-42 20-42 46 0 36 40 51 73 51 50 0 79-55 81-59 9 28 37 59 83 59 82 0 126-101 126-121 0-7-7-7-9-7-9 0-9 3-11 9-26 84-79 101-103 101-31 0-42-24-42-50 0-18 4-35 13-68z">
            <text:p/>
          </draw:path>
          <draw:path draw:style-name="gr5" draw:layer="layout" svg:width="0.197cm" svg:height="0.36cm" svg:x="1.137cm" svg:y="0.679cm" svg:viewBox="0 0 198 361" svg:d="m123 15c0-15-2-15-17-15-33 35-84 35-106 35v20c13 0 48 0 79-15v277c0 17 0 24-55 24h-20v20c9 0 77-2 97-2 16 0 84 2 97 2v-20h-20c-55 0-55-7-55-24z">
            <text:p/>
          </draw:path>
        </draw:g>
        <draw:g>
          <svg:title>TexMaths</svg:title>
          <svg:desc>22§display§p^1</svg:desc>
          <draw:polygon draw:style-name="gr4" draw:layer="layout" svg:width="0.699cm" svg:height="0.82cm" svg:x="2.746cm" svg:y="0.69cm" svg:viewBox="0 0 700 821" draw:points="350,821 0,821 0,0 700,0 700,821">
            <text:p/>
          </draw:polygon>
          <draw:path draw:style-name="gr5" draw:layer="layout" svg:width="0.404cm" svg:height="0.492cm" svg:x="2.722cm" svg:y="1.018cm" svg:viewBox="0 0 405 493" svg:d="m59 438c-6 26-6 31-41 31-9 0-18 0-18 15 0 7 4 9 11 9 20 0 42-2 64-2 26 0 53 2 77 2 4 0 13 0 13-15 0-9-7-9-18-9-39 0-39-5-39-11 0-9 33-137 39-156 9 22 31 50 71 50 90 0 187-114 187-229 0-72-44-123-104-123-37 0-74 29-101 57-9-42-42-57-70-57-35 0-51 31-57 44-14 26-25 73-25 75 0 9 9 9 9 9 9 0 9 0 13-18 14-55 31-92 58-92 13 0 24 6 24 35 0 17-2 26-5 39zm137-337c6-22 26-44 42-55 26-24 48-28 61-28 31 0 51 26 51 72s-27 135-40 165c-26 53-64 80-92 80-53 0-62-64-62-69 0-2 0-4 2-13z">
            <text:p/>
          </draw:path>
          <draw:path draw:style-name="gr5" draw:layer="layout" svg:width="0.197cm" svg:height="0.36cm" svg:x="3.195cm" svg:y="0.679cm" svg:viewBox="0 0 198 361" svg:d="m123 15c0-15-2-15-17-15-33 35-84 35-106 35v20c13 0 48 0 79-15v277c0 18 0 24-55 24h-20v20c9 0 77-2 97-2 16 0 84 2 97 2v-20h-20c-55 0-55-6-55-24z">
            <text:p/>
          </draw:path>
        </draw:g>
        <draw:g>
          <svg:title>TexMaths</svg:title>
          <svg:desc>22§display§x^2</svg:desc>
          <draw:polygon draw:style-name="gr4" draw:layer="layout" svg:width="0.751cm" svg:height="0.67cm" svg:x="4.809cm" svg:y="0.69cm" svg:viewBox="0 0 752 671" draw:points="376,671 0,671 0,0 752,0 752,671">
            <text:p/>
          </draw:polygon>
          <draw:path draw:style-name="gr5" draw:layer="layout" svg:width="0.386cm" svg:height="0.351cm" svg:x="4.831cm" svg:y="1.018cm" svg:viewBox="0 0 387 352" svg:d="m237 108c5-20 22-90 77-90 3 0 22 0 38 8-22 5-38 25-38 42 0 13 9 29 31 29 16 0 42-16 42-46 0-40-46-51-73-51-46 0-72 42-81 59-20-50-61-59-83-59-82 0-126 101-126 119 0 9 7 9 9 9 7 0 9-3 11-9 26-82 77-101 103-101 16 0 42 6 42 50 0 24-13 77-42 185-13 48-39 81-72 81-7 0-24 0-40-11 20-2 35-19 35-41 0-20-15-27-28-27-22 0-42 20-42 46 0 36 40 51 73 51 50 0 79-55 81-59 9 28 37 59 83 59 82 0 126-101 126-121 0-7-7-7-9-7-9 0-9 3-11 9-26 84-79 101-103 101-31 0-42-24-42-50 0-18 4-35 13-68z">
            <text:p/>
          </draw:path>
          <draw:path draw:style-name="gr5" draw:layer="layout" svg:width="0.239cm" svg:height="0.36cm" svg:x="5.286cm" svg:y="0.679cm" svg:viewBox="0 0 240 361" svg:d="m240 262h-18c-2 11-7 44-15 48-5 5-46 5-53 5h-101c57-51 77-66 110-93 39-31 77-64 77-116 0-66-57-106-128-106-66 0-112 46-112 97 0 28 24 31 29 31 13 0 28-9 28-29 0-11-4-29-31-29 16-39 53-50 80-50 52 0 81 42 81 86 0 48-33 85-51 105l-132 128c-4 7-4 7-4 22h224z">
            <text:p/>
          </draw:path>
        </draw:g>
        <draw:g>
          <svg:title>TexMaths</svg:title>
          <svg:desc>22§display§p^2</svg:desc>
          <draw:polygon draw:style-name="gr4" draw:layer="layout" svg:width="0.699cm" svg:height="0.82cm" svg:x="6.851cm" svg:y="0.669cm" svg:viewBox="0 0 700 821" draw:points="350,821 0,821 0,0 700,0 700,821">
            <text:p/>
          </draw:polygon>
          <draw:path draw:style-name="gr5" draw:layer="layout" svg:width="0.404cm" svg:height="0.492cm" svg:x="6.827cm" svg:y="0.997cm" svg:viewBox="0 0 405 493" svg:d="m59 438c-6 26-6 31-41 31-9 0-18 0-18 15 0 7 4 9 11 9 20 0 42-2 64-2 26 0 53 2 77 2 4 0 13 0 13-15 0-9-7-9-18-9-39 0-39-5-39-11 0-9 33-137 39-156 9 22 31 50 71 50 90 0 187-114 187-229 0-72-44-123-104-123-37 0-74 29-101 57-9-42-42-57-70-57-35 0-51 31-57 44-14 26-25 73-25 75 0 9 9 9 9 9 9 0 9 0 13-18 14-55 31-92 58-92 13 0 24 6 24 35 0 17-2 26-5 39zm137-337c6-22 26-44 42-55 26-24 48-28 61-28 31 0 51 26 51 72s-27 135-40 165c-26 53-64 80-92 80-53 0-62-64-62-69 0-2 0-4 2-13z">
            <text:p/>
          </draw:path>
          <draw:path draw:style-name="gr5" draw:layer="layout" svg:width="0.239cm" svg:height="0.36cm" svg:x="7.276cm" svg:y="0.658cm" svg:viewBox="0 0 240 361" svg:d="m240 262h-18c-2 11-6 44-15 48-5 5-46 5-53 5h-101c57-51 77-66 110-93 39-31 77-64 77-116 0-66-57-106-128-106-66 0-112 46-112 97 0 28 24 31 29 31 13 0 28-9 28-29 0-11-4-29-31-29 16-39 53-50 80-50 52 0 81 42 81 86 0 48-33 85-51 105l-132 128c-4 7-4 7-4 22h224z">
            <text:p/>
          </draw:path>
        </draw:g>
        <draw:g>
          <svg:title>TexMaths</svg:title>
          <svg:desc>22§display§x^3</svg:desc>
          <draw:polygon draw:style-name="gr4" draw:layer="layout" svg:width="0.751cm" svg:height="0.67cm" svg:x="8.778cm" svg:y="0.69cm" svg:viewBox="0 0 752 671" draw:points="376,671 0,671 0,0 752,0 752,671">
            <text:p/>
          </draw:polygon>
          <draw:path draw:style-name="gr5" draw:layer="layout" svg:width="0.386cm" svg:height="0.351cm" svg:x="8.8cm" svg:y="1.018cm" svg:viewBox="0 0 387 352" svg:d="m237 108c5-20 22-90 77-90 3 0 22 0 38 8-22 5-38 25-38 42 0 13 9 29 31 29 16 0 42-16 42-46 0-40-46-51-73-51-46 0-72 42-81 59-20-50-61-59-83-59-82 0-126 101-126 119 0 9 7 9 9 9 7 0 9-3 11-9 26-82 77-101 103-101 16 0 42 6 42 50 0 24-13 77-42 185-13 48-39 81-72 81-7 0-24 0-40-11 20-2 35-19 35-41 0-20-15-27-28-27-22 0-42 20-42 46 0 36 40 51 73 51 50 0 79-55 81-59 9 28 37 59 83 59 82 0 126-101 126-121 0-7-7-7-9-7-9 0-9 3-11 9-26 84-79 101-103 101-31 0-42-24-42-50 0-18 4-35 13-68z">
            <text:p/>
          </draw:path>
          <draw:path draw:style-name="gr5" draw:layer="layout" svg:width="0.25cm" svg:height="0.371cm" svg:x="9.251cm" svg:y="0.679cm" svg:viewBox="0 0 251 372" svg:d="m119 178c42 0 72 31 72 88 0 68-39 88-70 88-22 0-70-6-92-37 26-2 30-20 30-31 0-18-13-31-28-31s-31 11-31 33c0 51 57 84 123 84 75 0 128-51 128-106 0-42-36-83-95-97 57-19 77-61 77-94 0-42-50-75-110-75s-105 29-105 73c0 17 11 28 26 28 18 0 29-13 29-26 0-18-11-29-29-29 20-24 57-31 77-31 24 0 59 14 59 60 0 22-6 48-22 64-17 22-33 22-59 24-13 2-15 2-18 2s-6 0-6 7 6 6 15 6z">
            <text:p/>
          </draw:path>
        </draw:g>
        <draw:g>
          <svg:title>TexMaths</svg:title>
          <svg:desc>22§display§g^1</svg:desc>
          <draw:polygon draw:style-name="gr4" draw:layer="layout" svg:width="0.707cm" svg:height="0.819cm" svg:x="0.645cm" svg:y="2.5cm" svg:viewBox="0 0 708 820" draw:points="354,820 0,820 0,0 708,0 708,820">
            <text:p/>
          </draw:polygon>
          <draw:path draw:style-name="gr5" draw:layer="layout" svg:width="0.355cm" svg:height="0.5cm" svg:x="0.656cm" svg:y="2.828cm" svg:viewBox="0 0 356 501" svg:d="m354 51c0-5 2-9 2-14 0-13-9-22-22-22-9 0-28 7-33 33-13-28-39-48-72-48-88 0-185 108-185 220 0 77 48 123 103 123 46 0 84-37 90-46l3 2c-18 68-27 101-27 101-2 9-28 84-112 84-13 0-39 0-61-7 24-6 30-26 30-39s-6-29-28-29c-18 0-42 15-42 46s29 46 103 46c97 0 152-59 165-105zm-101 193c-5 20-22 40-40 53-15 15-39 28-63 28-38 0-49-39-49-70 0-37 22-130 42-169 22-38 55-68 88-68 50 0 61 61 61 66s-2 8-2 11z">
            <text:p/>
          </draw:path>
          <draw:path draw:style-name="gr5" draw:layer="layout" svg:width="0.197cm" svg:height="0.36cm" svg:x="1.102cm" svg:y="2.489cm" svg:viewBox="0 0 198 361" svg:d="m123 15c0-15-2-15-17-15-33 35-84 35-106 35v20c13 0 48 0 79-15v277c0 17 0 24-55 24h-20v20c9 0 77-3 97-3 16 0 84 3 97 3v-20h-20c-55 0-55-7-55-24z">
            <text:p/>
          </draw:path>
        </draw:g>
        <draw:g>
          <svg:title>TexMaths</svg:title>
          <svg:desc>22§display§g^2</svg:desc>
          <draw:polygon draw:style-name="gr4" draw:layer="layout" svg:width="0.707cm" svg:height="0.819cm" svg:x="4.821cm" svg:y="2.5cm" svg:viewBox="0 0 708 820" draw:points="354,820 0,820 0,0 708,0 708,820">
            <text:p/>
          </draw:polygon>
          <draw:path draw:style-name="gr5" draw:layer="layout" svg:width="0.355cm" svg:height="0.5cm" svg:x="4.832cm" svg:y="2.828cm" svg:viewBox="0 0 356 501" svg:d="m354 51c0-5 2-9 2-14 0-13-9-22-22-22-9 0-28 7-33 33-13-28-39-48-72-48-88 0-185 108-185 220 0 77 48 123 103 123 46 0 84-37 90-46l3 2c-18 68-27 101-27 101-2 9-28 84-112 84-13 0-39 0-61-7 24-6 30-26 30-39s-6-29-28-29c-18 0-42 15-42 46s29 46 103 46c97 0 152-59 165-105zm-101 193c-5 20-22 40-40 53-15 15-39 28-63 28-38 0-49-39-49-70 0-37 22-130 42-169 22-38 55-68 88-68 50 0 61 61 61 66s-2 8-2 11z">
            <text:p/>
          </draw:path>
          <draw:path draw:style-name="gr5" draw:layer="layout" svg:width="0.239cm" svg:height="0.36cm" svg:x="5.252cm" svg:y="2.489cm" svg:viewBox="0 0 240 361" svg:d="m240 262h-18c-2 11-7 44-15 48-5 4-46 4-53 4h-101c57-50 77-66 110-92 39-31 77-64 77-116 0-66-58-106-128-106-66 0-112 46-112 97 0 28 24 31 29 31 13 0 28-9 28-29 0-11-4-29-31-29 16-39 53-50 80-50 52 0 81 42 81 86 0 48-33 85-51 105l-132 128c-4 6-4 6-4 22h224z">
            <text:p/>
          </draw:path>
        </draw:g>
        <draw:g>
          <svg:title>TexMaths</svg:title>
          <svg:desc>22§display§g^3</svg:desc>
          <draw:polygon draw:style-name="gr4" draw:layer="layout" svg:width="0.707cm" svg:height="0.819cm" svg:x="8.79cm" svg:y="2.5cm" svg:viewBox="0 0 708 820" draw:points="354,820 0,820 0,0 708,0 708,820">
            <text:p/>
          </draw:polygon>
          <draw:path draw:style-name="gr5" draw:layer="layout" svg:width="0.355cm" svg:height="0.5cm" svg:x="8.801cm" svg:y="2.828cm" svg:viewBox="0 0 356 501" svg:d="m354 51c0-5 2-9 2-14 0-13-9-22-22-22-9 0-28 7-33 33-13-28-39-48-72-48-88 0-185 108-185 220 0 77 48 123 103 123 46 0 84-37 90-46l3 2c-18 68-27 101-27 101-2 9-28 84-112 84-13 0-39 0-61-7 24-6 30-26 30-39s-6-29-28-29c-18 0-42 15-42 46s29 46 103 46c97 0 152-59 165-105zm-101 193c-5 20-22 40-40 53-15 15-39 28-63 28-38 0-49-39-49-70 0-37 22-130 42-169 22-38 55-68 88-68 50 0 61 61 61 66s-2 8-2 11z">
            <text:p/>
          </draw:path>
          <draw:path draw:style-name="gr5" draw:layer="layout" svg:width="0.25cm" svg:height="0.371cm" svg:x="9.217cm" svg:y="2.489cm" svg:viewBox="0 0 251 372" svg:d="m119 178c42 0 72 31 72 88 0 68-39 88-70 88-22 0-70-7-92-37 26-3 30-20 30-31 0-18-13-31-28-31s-31 11-31 33c0 51 57 84 123 84 75 0 128-51 128-106 0-42-36-83-95-97 57-19 77-61 77-94 0-42-51-75-110-75s-105 29-105 73c0 17 11 28 26 28 18 0 29-13 29-26 0-18-11-29-29-29 20-24 57-31 77-31 24 0 59 14 59 60 0 22-6 48-22 64-17 22-33 22-59 24-13 2-15 2-18 2s-6 0-6 7 6 6 15 6z">
            <text:p/>
          </draw:path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xml:id="id9" draw:id="id9" draw:layer="layout" svg:width="1.196cm" svg:height="1.246cm" svg:x="0.389cm" svg:y="0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196cm" svg:height="1.246cm" svg:x="2.479cm" svg:y="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195cm" svg:height="1.245cm" svg:x="4.568cm" svg:y="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196cm" svg:height="1.246cm" svg:x="0.3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195cm" svg:height="1.246cm" svg:x="4.56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0.987cm" svg:y1="1.752cm" svg:x2="0.988cm" svg:y2="2.301cm" draw:start-shape="id9" draw:start-glue-point="8" draw:end-shape="id10" draw:end-glue-point="4" svg:d="m987 1752v275h1v274" svg:viewBox="0 0 2 550">
          <text:p/>
        </draw:connector>
        <draw:connector draw:style-name="gr3" draw:text-style-name="P1" draw:layer="layout" svg:x1="5.166cm" svg:y1="1.754cm" svg:x2="5.167cm" svg:y2="2.301cm" draw:start-shape="id11" draw:start-glue-point="8" draw:end-shape="id12" draw:end-glue-point="4" svg:d="m5166 1754v274h1v273" svg:viewBox="0 0 2 548">
          <text:p/>
        </draw:connector>
        <draw:connector draw:style-name="gr3" draw:text-style-name="P1" draw:layer="layout" svg:x1="1.585cm" svg:y1="1.129cm" svg:x2="2.479cm" svg:y2="1.13cm" draw:start-shape="id9" draw:start-glue-point="10" draw:end-shape="id13" draw:end-glue-point="6" svg:d="m1585 1129h448v1h446" svg:viewBox="0 0 895 2">
          <text:p/>
        </draw:connector>
        <draw:connector draw:style-name="gr3" draw:text-style-name="P1" draw:layer="layout" svg:x1="3.675cm" svg:y1="1.13cm" svg:x2="4.568cm" svg:y2="1.132cm" draw:start-shape="id13" draw:start-glue-point="10" draw:end-shape="id11" draw:end-glue-point="6" svg:d="m3675 1130h447v2h446" svg:viewBox="0 0 894 3">
          <text:p/>
        </draw:connector>
        <draw:frame draw:style-name="gr7" draw:text-style-name="P1" draw:layer="layout" svg:width="0.811cm" svg:height="0.843cm" svg:x="0.533cm" svg:y="0.679cm">
          <draw:image xlink:href="Pictures/100002010000005C0000005C0ED5BA48.png" xlink:type="simple" xlink:show="embed" xlink:actuate="onLoad">
            <text:p/>
          </draw:image>
        </draw:frame>
        <draw:frame draw:style-name="gr8" draw:text-style-name="P1" draw:layer="layout" svg:width="0.881cm" svg:height="0.991cm" svg:x="2.622cm" svg:y="0.679cm">
          <draw:image xlink:href="Pictures/10000201000000640000006C02CA44AE.png" xlink:type="simple" xlink:show="embed" xlink:actuate="onLoad">
            <text:p/>
          </draw:image>
        </draw:frame>
        <draw:frame draw:style-name="gr9" draw:text-style-name="P1" draw:layer="layout" svg:width="0.811cm" svg:height="0.843cm" svg:x="4.709cm" svg:y="0.679cm">
          <draw:image xlink:href="Pictures/100002010000005C0000005CACE913AC.png" xlink:type="simple" xlink:show="embed" xlink:actuate="onLoad">
            <text:p/>
          </draw:image>
        </draw:frame>
        <draw:frame draw:style-name="gr10" draw:text-style-name="P1" draw:layer="layout" svg:width="0.882cm" svg:height="0.992cm" svg:x="0.533cm" svg:y="2.418cm">
          <draw:image xlink:href="Pictures/10000201000000640000006C84D68550.png" xlink:type="simple" xlink:show="embed" xlink:actuate="onLoad">
            <text:p/>
          </draw:image>
        </draw:frame>
        <draw:frame draw:style-name="gr11" draw:text-style-name="P1" draw:layer="layout" svg:width="0.882cm" svg:height="0.992cm" svg:x="4.709cm" svg:y="2.418cm">
          <draw:image xlink:href="Pictures/10000201000000640000006C51352CA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xml:id="id14" draw:id="id14" draw:layer="layout" svg:width="1.196cm" svg:height="1.246cm" svg:x="0.389cm" svg:y="0.5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0" draw:id="id20" draw:layer="layout" svg:width="1.196cm" svg:height="1.246cm" svg:x="2.479cm" svg:y="0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6" draw:id="id16" draw:layer="layout" svg:width="1.195cm" svg:height="1.245cm" svg:x="4.568cm" svg:y="0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1" draw:id="id21" draw:layer="layout" svg:width="1.195cm" svg:height="1.245cm" svg:x="6.553cm" svg:y="0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8" draw:id="id18" draw:layer="layout" svg:width="1.195cm" svg:height="1.245cm" svg:x="8.538cm" svg:y="0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5" draw:id="id15" draw:layer="layout" svg:width="1.196cm" svg:height="1.246cm" svg:x="0.39cm" svg:y="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7" draw:id="id17" draw:layer="layout" svg:width="1.195cm" svg:height="1.246cm" svg:x="4.569cm" svg:y="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9" draw:id="id19" draw:layer="layout" svg:width="1.195cm" svg:height="1.246cm" svg:x="8.539cm" svg:y="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svg:x1="0.987cm" svg:y1="1.752cm" svg:x2="0.988cm" svg:y2="2.301cm" draw:start-shape="id14" draw:start-glue-point="8" draw:end-shape="id15" draw:end-glue-point="4" svg:d="m987 1752v275h1v274" svg:viewBox="0 0 2 550">
            <text:p/>
          </draw:connector>
          <draw:connector draw:style-name="gr3" draw:text-style-name="P1" draw:layer="layout" svg:x1="5.166cm" svg:y1="1.754cm" svg:x2="5.167cm" svg:y2="2.301cm" draw:start-shape="id16" draw:start-glue-point="8" draw:end-shape="id17" draw:end-glue-point="4" svg:d="m5166 1754v274h1v273" svg:viewBox="0 0 2 548">
            <text:p/>
          </draw:connector>
          <draw:connector draw:style-name="gr3" draw:text-style-name="P1" draw:layer="layout" svg:x1="9.136cm" svg:y1="1.756cm" svg:x2="9.137cm" svg:y2="2.301cm" draw:start-shape="id18" draw:start-glue-point="8" draw:end-shape="id19" draw:end-glue-point="4" svg:d="m9136 1756v273h1v272" svg:viewBox="0 0 2 546">
            <text:p/>
          </draw:connector>
          <draw:connector draw:style-name="gr3" draw:text-style-name="P1" draw:layer="layout" svg:x1="1.585cm" svg:y1="1.129cm" svg:x2="2.479cm" svg:y2="1.13cm" draw:start-shape="id14" draw:start-glue-point="10" draw:end-shape="id20" draw:end-glue-point="6" svg:d="m1585 1129h448v1h446" svg:viewBox="0 0 895 2">
            <text:p/>
          </draw:connector>
          <draw:connector draw:style-name="gr3" draw:text-style-name="P1" draw:layer="layout" svg:x1="3.675cm" svg:y1="1.13cm" svg:x2="4.568cm" svg:y2="1.132cm" draw:start-shape="id20" draw:start-glue-point="10" draw:end-shape="id16" draw:end-glue-point="6" svg:d="m3675 1130h447v2h446" svg:viewBox="0 0 894 3">
            <text:p/>
          </draw:connector>
          <draw:connector draw:style-name="gr3" draw:text-style-name="P1" draw:layer="layout" svg:x1="5.763cm" svg:y1="1.132cm" svg:x2="6.553cm" svg:y2="1.133cm" draw:start-shape="id16" draw:start-glue-point="10" draw:end-shape="id21" draw:end-glue-point="6" svg:d="m5763 1132h395v1h395" svg:viewBox="0 0 791 2">
            <text:p/>
          </draw:connector>
          <draw:connector draw:style-name="gr3" draw:text-style-name="P1" draw:layer="layout" svg:x1="7.748cm" svg:y1="1.133cm" svg:x2="8.538cm" svg:y2="1.134cm" draw:start-shape="id21" draw:start-glue-point="10" draw:end-shape="id18" draw:end-glue-point="6" svg:d="m7748 1133h395v1h395" svg:viewBox="0 0 791 2">
            <text:p/>
          </draw:connector>
          <draw:frame draw:style-name="gr7" draw:text-style-name="P1" draw:layer="layout" svg:width="0.811cm" svg:height="0.843cm" svg:x="0.533cm" svg:y="0.679cm">
            <draw:image xlink:href="Pictures/100002010000005C0000005C0ED5BA48.png" xlink:type="simple" xlink:show="embed" xlink:actuate="onLoad">
              <text:p/>
            </draw:image>
          </draw:frame>
          <draw:frame draw:style-name="gr8" draw:text-style-name="P1" draw:layer="layout" svg:width="0.881cm" svg:height="0.991cm" svg:x="2.622cm" svg:y="0.679cm">
            <draw:image xlink:href="Pictures/10000201000000640000006C02CA44AE.png" xlink:type="simple" xlink:show="embed" xlink:actuate="onLoad">
              <text:p/>
            </draw:image>
          </draw:frame>
          <draw:frame draw:style-name="gr9" draw:text-style-name="P1" draw:layer="layout" svg:width="0.811cm" svg:height="0.843cm" svg:x="4.709cm" svg:y="0.679cm">
            <draw:image xlink:href="Pictures/100002010000005C0000005CACE913AC.png" xlink:type="simple" xlink:show="embed" xlink:actuate="onLoad">
              <text:p/>
            </draw:image>
          </draw:frame>
          <draw:frame draw:style-name="gr12" draw:text-style-name="P1" draw:layer="layout" svg:width="0.881cm" svg:height="0.991cm" svg:x="6.798cm" svg:y="0.679cm">
            <draw:image xlink:href="Pictures/10000201000000640000006C5D309D9D.png" xlink:type="simple" xlink:show="embed" xlink:actuate="onLoad">
              <text:p/>
            </draw:image>
          </draw:frame>
          <draw:frame draw:style-name="gr13" draw:text-style-name="P1" draw:layer="layout" svg:width="0.809cm" svg:height="0.843cm" svg:x="8.678cm" svg:y="0.679cm">
            <draw:image xlink:href="Pictures/100002010000005C0000005CEF66D77E.png" xlink:type="simple" xlink:show="embed" xlink:actuate="onLoad">
              <text:p/>
            </draw:image>
          </draw:frame>
          <draw:frame draw:style-name="gr10" draw:text-style-name="P1" draw:layer="layout" svg:width="0.882cm" svg:height="0.992cm" svg:x="0.533cm" svg:y="2.418cm">
            <draw:image xlink:href="Pictures/10000201000000640000006C84D68550.png" xlink:type="simple" xlink:show="embed" xlink:actuate="onLoad">
              <text:p/>
            </draw:image>
          </draw:frame>
          <draw:frame draw:style-name="gr11" draw:text-style-name="P1" draw:layer="layout" svg:width="0.882cm" svg:height="0.992cm" svg:x="4.709cm" svg:y="2.418cm">
            <draw:image xlink:href="Pictures/10000201000000640000006C51352CAD.png" xlink:type="simple" xlink:show="embed" xlink:actuate="onLoad">
              <text:p/>
            </draw:image>
          </draw:frame>
          <draw:frame draw:style-name="gr14" draw:text-style-name="P1" draw:layer="layout" svg:width="0.88cm" svg:height="0.992cm" svg:x="8.678cm" svg:y="2.418cm">
            <draw:image xlink:href="Pictures/10000201000000640000006C9E8915CD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ad" style:family="graphic" style:parent-style-name="standard">
      <style:graphic-properties draw:stroke-dash="Dash_20_2" svg:stroke-width="0.6cm" svg:stroke-color="#c0c0c0" draw:marker-start-width="1.2cm" draw:marker-end-width="1.2cm" draw:fill-gradient-name="Gradient_20_7" draw:fill-hatch-name="Hatch_20_1" draw:fill-image-name="Bitmape_20_1"/>
    </style:style>
    <style:style style:name="arrows" style:family="graphic" style:parent-style-name="standard">
      <style:graphic-properties draw:stroke-dash="Dash_20_2" svg:stroke-width="0.102cm" draw:marker-start-width="0.457cm" draw:marker-end="Arrow" draw:marker-end-width="0.457cm" draw:fill-gradient-name="Gradient_20_7" draw:fill-hatch-name="Hatch_20_1" draw:fill-image-name="Bitmape_20_1" draw:fill-image-width="0cm" draw:fill-image-height="0cm"/>
    </style:style>
    <style:style style:name="distri_5f_bars" style:display-name="distri_bars" style:family="graphic" style:parent-style-name="standard">
      <style:graphic-properties draw:stroke-dash="Dash_20_2" svg:stroke-width="0.1cm" draw:marker-start-width="0.45cm" draw:marker-end-width="0.45cm" draw:fill-gradient-name="Gradient_20_7" draw:fill-hatch-name="Hatch_20_1" draw:fill-image-name="Bitmape_20_1"/>
    </style:style>
    <style:style style:name="node" style:family="graphic" style:parent-style-name="standard">
      <style:graphic-properties draw:stroke-dash="Dash_20_2" draw:fill-color="#ffffff" draw:fill-image-width="0cm" draw:fill-image-height="0cm" draw:shadow-offset-x="0.305cm" draw:shadow-offset-y="0.305cm"/>
    </style:style>
    <style:style style:name="observed_20_node" style:display-name="observed node" style:family="graphic">
      <style:graphic-properties svg:stroke-width="0.051cm" draw:marker-start-width="0.279cm" draw:marker-end-width="0.279cm" draw:fill="hatch" draw:fill-color="#cccccc" draw:fill-hatch-name="Black_20_45_20_Degrees_20_Wide" draw:fill-hatch-solid="true" draw:fill-image-width="0cm" draw:fill-image-height="0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008cm" fo:page-height="3.8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537cm" svg:x="1cm" svg:y="4.152cm" draw:page-number="1"/>
      <draw:page-thumbnail draw:layer="backgroundobjects" svg:width="9.294cm" svg:height="3.537cm" svg:x="1cm" svg:y="12.2cm"/>
      <draw:page-thumbnail draw:layer="backgroundobjects" svg:width="9.294cm" svg:height="3.537cm" svg:x="1cm" svg:y="20.248cm"/>
      <draw:page-thumbnail draw:layer="backgroundobjects" svg:width="9.294cm" svg:height="3.537cm" svg:x="11.295cm" svg:y="4.152cm"/>
      <draw:page-thumbnail draw:layer="backgroundobjects" svg:width="9.294cm" svg:height="3.537cm" svg:x="11.295cm" svg:y="12.2cm"/>
      <draw:page-thumbnail draw:layer="backgroundobjects" svg:width="9.294cm" svg:height="3.537cm" svg:x="11.295cm" svg:y="20.248cm"/>
    </style:handout-master>
    <style:master-page style:name="Default" style:page-layout-name="PM1" draw:style-name="Mdp1">
      <draw:frame presentation:style-name="Default-title" draw:layer="backgroundobjects" svg:width="9.007cm" svg:height="0.636cm" svg:x="0.5cm" svg:y="0.152cm" presentation:class="title" presentation:placeholder="true">
        <draw:text-box/>
      </draw:frame>
      <draw:frame presentation:style-name="Default-outline1" draw:layer="backgroundobjects" svg:width="9.007cm" svg:height="10.793cm" svg:x="0.5cm" svg:y="0.891cm" presentation:class="outline" presentation:placeholder="true">
        <draw:text-box/>
      </draw:frame>
      <draw:frame presentation:style-name="Mpr1" draw:text-style-name="MP1" draw:layer="backgroundobjects" svg:width="2.332cm" svg:height="0.263cm" svg:x="0.5cm" svg:y="3.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3cm" svg:height="0.263cm" svg:x="3.422cm" svg:y="3.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2cm" svg:height="0.263cm" svg:x="7.175cm" svg:y="3.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09T01:03:14</meta:creation-date>
    <meta:editing-duration>PT1H27M8S</meta:editing-duration>
    <meta:editing-cycles>23</meta:editing-cycles>
    <dc:date>2014-05-14T01:14:42.728951175</dc:date>
    <meta:generator>LibreOffice/4.1.1.2$Linux_X86_64 LibreOffice_project/7e4286b58adc75a14f6d83f53a03b6c11fa2903</meta:generator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